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403cm" fo:min-width="5.211cm"/>
    </style:style>
    <style:style style:name="gr2" style:family="graphic" style:parent-style-name="standard">
      <style:graphic-properties draw:stroke="none" svg:stroke-color="#000000" draw:fill="none" draw:fill-color="#ffffff" fo:min-height="0.92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222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1cm" svg:height="1.653cm" draw:transform="rotate (-0.000698131700797933) translate (19.669cm 6.5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624cm" svg:height="1.173cm" draw:transform="rotate (-0.000523598775597623) translate (20.252cm 6.81cm)">
          <draw:text-box>
            <text:p>προϊστάμενος</text:p>
          </draw:text-box>
        </draw:frame>
        <draw:line draw:style-name="gr3" draw:text-style-name="P1" draw:layer="layout" svg:x1="7.35cm" svg:y1="6.842cm" svg:x2="11.112cm" svg:y2="11.275cm">
          <text:p/>
        </draw:line>
        <draw:line draw:style-name="gr3" draw:text-style-name="P1" draw:layer="layout" svg:x1="8.747cm" svg:y1="6.08cm" svg:x2="19.667cm" svg:y2="7.393cm">
          <text:p/>
        </draw:line>
        <draw:line draw:style-name="gr3" draw:text-style-name="P1" draw:layer="layout" svg:x1="14.804cm" svg:y1="11.86cm" svg:x2="20.808cm" svg:y2="8.477cm">
          <text:p/>
        </draw:line>
        <draw:frame draw:style-name="gr4" draw:text-style-name="P2" draw:layer="layout" svg:width="9.136cm" svg:height="1.472cm" draw:transform="rotate (-0.000698131700797933) translate (4.814cm 8.604cm)">
          <draw:text-box>
            <text:p>συνεργάζεται</text:p>
          </draw:text-box>
        </draw:frame>
        <draw:frame draw:style-name="gr4" draw:text-style-name="P2" draw:layer="layout" svg:width="5.714cm" svg:height="1.472cm" draw:transform="rotate (-0.000698131700797933) translate (17.38cm 10.255cm)">
          <draw:text-box>
            <text:p>λαμβάνει οδηγίες</text:p>
          </draw:text-box>
        </draw:frame>
        <draw:frame draw:style-name="gr4" draw:text-style-name="P2" draw:layer="layout" svg:width="5.454cm" svg:height="1.472cm" draw:transform="rotate (-0.000698131700797933) translate (12.31cm 5.445cm)">
          <draw:text-box>
            <text:p>λαμβάνει οδηγίες</text:p>
          </draw:text-box>
        </draw:frame>
        <draw:custom-shape draw:style-name="gr1" draw:text-style-name="P1" draw:layer="layout" svg:width="5.711cm" svg:height="1.653cm" draw:transform="rotate (-0.000698131700797933) translate (20.308cm 2.6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624cm" svg:height="1.173cm" draw:transform="rotate (-0.000523598775597623) translate (20.813cm 3cm)">
          <draw:text-box>
            <text:p>εργαζόμενος Γ</text:p>
          </draw:text-box>
        </draw:frame>
        <draw:custom-shape draw:style-name="gr1" draw:text-style-name="P1" draw:layer="layout" svg:width="5.711cm" svg:height="1.653cm" draw:transform="rotate (-0.000698131700797933) translate (2.906cm 5.1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624cm" svg:height="1.173cm" draw:transform="rotate (-0.000523598775597623) translate (3.361cm 5.445cm)">
          <draw:text-box>
            <text:p>εργαζόμενος Α</text:p>
          </draw:text-box>
        </draw:frame>
        <draw:custom-shape draw:style-name="gr1" draw:text-style-name="P1" draw:layer="layout" svg:width="5.711cm" svg:height="1.653cm" draw:transform="rotate (-0.000698131700797933) translate (9.002cm 11.2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5.081cm" svg:height="1.673cm" draw:transform="rotate (-0.000523598775597623) translate (9.255cm 11.65cm)">
          <draw:text-box>
            <text:p>εργαζόμενος Β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15T18:51:43.599539297</meta:creation-date>
    <dc:date>2021-06-15T19:48:57.186607161</dc:date>
    <meta:editing-duration>PT13M18S</meta:editing-duration>
    <meta:editing-cycles>4</meta:editing-cycles>
    <meta:generator>LibreOffice/6.0.7.3$Linux_X86_64 LibreOffice_project/00m0$Build-3</meta:generator>
    <meta:document-statistic meta:object-count="14"/>
  </office:meta>
</office:document-meta>
</file>